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1" svg:font-family="'Courier New'" style:font-family-generic="moder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WenQuanYi Zen Hei Sharp" svg:font-family="'WenQuanYi Zen Hei Sharp'"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Footer">
      <style:paragraph-properties fo:margin-top="0.499cm" fo:margin-bottom="0cm"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language="uk" fo:country="UA" fo:font-weight="bold" style:font-weight-asian="bold" style:font-weight-complex="bold"/>
    </style:style>
    <style:style style:name="P4" style:family="paragraph" style:parent-style-name="Standard">
      <style:text-properties fo:language="uk" fo:country="UA" style:text-underline-style="solid" style:text-underline-width="auto" style:text-underline-color="font-color"/>
    </style:style>
    <style:style style:name="P5" style:family="paragraph" style:parent-style-name="Standard" style:list-style-name="L1"/>
    <style:style style:name="P6" style:family="paragraph" style:parent-style-name="Standard" style:list-style-name="L1">
      <style:text-properties fo:language="uk" fo:country="UA"/>
    </style:style>
    <style:style style:name="P7" style:family="paragraph" style:parent-style-name="Standard">
      <style:text-properties fo:language="ru" fo:country="RU"/>
    </style:style>
    <style:style style:name="P8" style:family="paragraph" style:parent-style-name="Standard" style:list-style-name="L2"/>
    <style:style style:name="P9" style:family="paragraph" style:parent-style-name="Standard" style:list-style-name="L3"/>
    <style:style style:name="P10" style:family="paragraph" style:parent-style-name="Heading_20_1">
      <style:paragraph-properties fo:break-before="page"/>
    </style:style>
    <style:style style:name="P11" style:family="paragraph" style:parent-style-name="Heading_20_1">
      <style:paragraph-properties fo:break-before="page"/>
      <style:text-properties fo:language="uk" fo:country="UA"/>
    </style:style>
    <style:style style:name="P12" style:family="paragraph" style:parent-style-name="Heading_20_1">
      <style:paragraph-properties fo:break-before="page"/>
      <style:text-properties fo:font-weight="bold" style:font-weight-asian="bold" style:font-weight-complex="bold"/>
    </style:style>
    <style:style style:name="T1" style:family="text">
      <style:text-properties fo:language="uk" fo:country="UA"/>
    </style:style>
    <style:style style:name="T2" style:family="text">
      <style:text-properties fo:language="uk" fo:country="UA" fo:font-weight="bold" style:font-weight-asian="bold" style:font-weight-complex="bold"/>
    </style:style>
    <style:style style:name="T3" style:family="text">
      <style:text-properties fo:language="uk" fo:country="UA" fo:font-weight="normal" style:font-weight-asian="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fo:font-weight="normal" style:font-weight-asian="normal" style:font-weight-complex="normal"/>
    </style:style>
    <style:style style:name="T7" style:family="text">
      <style:text-properties style:font-name="Times New Roman4" fo:font-size="14pt" fo:language="uk" fo:country="UA" fo:font-weight="normal" style:font-name-asian="Times New Roman4" style:font-size-asian="14pt" style:language-asian="en" style:country-asian="US" style:font-weight-asian="normal" style:font-name-complex="Times New Roman4" style:font-size-complex="14pt" style:font-weight-complex="normal"/>
    </style:style>
    <style:style style:name="T8" style:family="text">
      <style:text-properties style:font-name="Times New Roman4" fo:font-size="14pt" fo:language="uk" fo:country="UA" fo:font-weight="normal" style:font-size-asian="14pt" style:language-asian="en" style:country-asian="US" style:font-weight-asian="normal" style:font-name-complex="Times New Roman4" style:font-size-complex="14pt" style:font-weight-complex="normal"/>
    </style:style>
    <style:style style:name="T9" style:family="text">
      <style:text-properties fo:font-weight="bold" style:font-weight-asian="bold" style:font-weight-complex="bold"/>
    </style:style>
    <style:style style:name="T10" style:family="text">
      <style:text-properties fo:language="ru" fo:country="RU"/>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start text:name="__RefHeading__9910_981701279"/>РЕФЕРАТ<text:bookmark-end text:name="__RefHeading__9910_981701279"/></text:h>
      <text:p text:style-name="P2"><text:span text:style-name="T1">Актуальність теми.</text:span><text:span text:style-name="T3"> В поточному сторіччі галузь комп'ютерного бачення стала важливою частиною інформаційних технологій. Це зумовлено тим, що комп'ютерне бачення, та розпізнавання графічних образів зокрема, має багато застосувань у різних галузях, а саме: у медицині (виявлення пухлин, атеросклерозу та інших змін у людському організмі), воєнній промисловості (виявлення ворожих бойових одиниць, управління ракетами і т.п.), при розробці автономних транспортних засобів, систем автоматичного доступу, відеоспостереження і т.д. У більшості випадків задача виявлення графічних образів зводиться до задачі побудови класифікатора, який ефективно розділяє класи шуканих та всіх інших об'єктів. Методи розпізнавання графічних образів є дуже обчислювально витратними як на етапі побудови класифікатора (час побудови класифікатора може сягати декількох днів або навіть й тижнів у залежності розміру від тренувального набору даних), так і на етапі класифікації (як наслідок, важко проводити класифікацію в реальному часі). Тому розроблення методів пришвидшення існуючих методів розпізнавання графічних образів є актуальним як з наукової, так і з практичної точки зору.</text:span></text:p>
      <text:p text:style-name="Standard"><text:span text:style-name="T2">Об'єктом дослідження</text:span><text:span text:style-name="T1"> є процес розпаралелення обробки зображень з метою виявлення на них графічних образів.</text:span></text:p>
      <text:p text:style-name="Standard"><text:span text:style-name="T2">Предметом дослідження</text:span><text:span text:style-name="T1"> є методи виявлення графічних образів на зображеннях на основі використання багатопроцесорних архітектур.</text:span></text:p>
      <text:p text:style-name="Standard"><text:span text:style-name="T2">Мета роботи:</text:span><text:span text:style-name="T3"> пришвидшення процесу обробки зображень методами виявлення графічних образів на зображеннях за рахунок їх адаптації під багатопроцесорні архітектури.</text:span></text:p>
      <text:p text:style-name="P2"><text:span text:style-name="T1">Методи дослідження. </text:span><text:span text:style-name="T3">У роботі використовуються методи системного аналізу, методи розпаралелення, методи організації обчислень у багатопроцесорних і розподілених системах та методи оптимізації.</text:span></text:p>
      <text:p text:style-name="Standard"><text:span text:style-name="T2">Наукова новизна</text:span><text:span text:style-name="T1"> роботи полягає в наступному:</text:span></text:p>
      <text:list xml:id="list14514573012" text:style-name="L1">
        <text:list-item>
          <text:p text:style-name="P5"><text:soft-page-break/><text:span text:style-name="T1">Розроблено метод пришвидшення процесу побудови класифікатора, що базується на використанні розподіленої системи процесорів для прове</text:span><text:span text:style-name="T1">д</text:span><text:span text:style-name="T1">ення обчислень. Теоретично та на практиці доведено, що розроблений метод дозволяє </text:span><text:span text:style-name="T1">досягти </text:span><text:span text:style-name="T1">майже лінійного пришвидшення у залежності від кількості процесорів розподіленої системи.</text:span></text:p>
        </text:list-item>
        <text:list-item>
          <text:p text:style-name="P6">Розроблено метод пришвидшення виявлення графічних образів, що базується на використанні графічних процесорів для проведення обчислень. Розроблений метод дозволяє значно знизити час класифікації об'єктів та робить можливим проведення класифікації у реальному часі.</text:p>
        </text:list-item>
      </text:list>
      <text:p text:style-name="P3">Практична цінність<text:span text:style-name="T6"> </text:span><text:span text:style-name="T6">отриманих у роботі результатів полягає в тому, що запропоновані методи дозволяють значно знизити час виконання процесів класифікації та тренування класифікатора за рахунок використання багатопроцесорних паралельних архітектур. Розроблений метод тренування класифікатора надає можливість швидко оновлювати структуру класифікатора при зміні набору даних, а метод виявлення графічних образів надає змогу проводити класифікацію в реальному часі.</text:span></text:p>
      <text:p text:style-name="P2"><text:span text:style-name="T1">Апробація роботи. </text:span><text:span text:style-name="T3">Основні положення і результати роботи були представлені та обговорювались на </text:span><text:span text:style-name="T7">Четвертій Міжнародній науково-практичній конференції «Методи та засоби кодування, захисту й ущільнення інформації», м. Вінниця</text:span><text:span text:style-name="T8">,</text:span><text:span text:style-name="T7"> </text:span><text:span text:style-name="T8">яка</text:span><text:span text:style-name="T7"> </text:span><text:span text:style-name="T8">відбулась</text:span><text:span text:style-name="T7"> </text:span><text:span text:style-name="T8">у</text:span><text:span text:style-name="T7"> </text:span><text:span text:style-name="T8">квітні</text:span><text:span text:style-name="T7"> </text:span><text:span text:style-name="T8">2013, </text:span><text:span text:style-name="T3">на науковій конференції магістрантів та аспірантів “Прикладна математика та комп'ютинг” ПМК-2013 та ПМК-2015.</text:span></text:p>
      <text:p text:style-name="P2"><text:span text:style-name="T1">Структура та обсяг роботи. </text:span><text:span text:style-name="T3">Магістерська дисертація складається з чотирьох розділів, висновків та додатків.</text:span></text:p>
      <text:p text:style-name="P4">У вступі<text:span text:style-name="T4"> </text:span><text:span text:style-name="T4">наведено загальні відомості про область комп'ютерного бачення та розпізнавання графічних образів, перелічено особливості, які притаманні більшості методів розпізнавання графічних образів, сформульовано мету наукового дослідження та показано актуальність </text:span><text:soft-page-break/><text:span text:style-name="T4">даного напряму.</text:span></text:p>
      <text:p text:style-name="P4">У першому розділі<text:span text:style-name="T5"> </text:span><text:span text:style-name="T5">проведено огляд засобів для ведення паралельних обчислень та методів розпізнавання графічних образів, наведено переваги та недоліки кожного з них. У якості висновку було обрано ті засоби і методи, які найкраще відповідають поставленим вимогам до даної роботи.</text:span></text:p>
      <text:p text:style-name="P4">У другому розділі<text:span text:style-name="T5"> </text:span><text:span text:style-name="T5">проведено адаптацію методів Віоли-Джонса та MB-LBP під багатопроцесорні паралельні архітектури. У результаті, було розроблено методи пришвидшення процесу тренування класифікатора та процесу виявлення графічних образів на зображеннях. Також приводиться теоретична оцінка показників пришвидшення роботи вихідних методів.</text:span></text:p>
      <text:p text:style-name="P4">У третьому розділі<text:span text:style-name="T4"> </text:span><text:span text:style-name="T4">приводиться опис програмної реалізації розроблених методів пришвидшення процесу тренування класифікатора та виявлення графічних образів на зображеннях. У форматі псевдокоду та блок-схем описані алгоритми тренування класифікатора та класифікації вхідних даних.</text:span></text:p>
      <text:p text:style-name="P4">Четвертий розділ<text:span text:style-name="T5"> присвячений експериментальному дослідженню розроблених методів. На практиці показано, що розроблені методи дозволяють досягти майже чотир</text:span><text:span text:style-name="T5">и</text:span><text:span text:style-name="T5">кратного пришвидшення процесу тренування класифікатора при використанні системи з чотирма процесорами, та восьмикратного пришвидшення при використанні графічних процесорів для проведення обчислень. </text:span><text:span text:style-name="T5">Також розроблений метод виявлення графічних образів на зображеннях значно з</text:span><text:span text:style-name="T5">меншує</text:span><text:span text:style-name="T5"> час класифікації та дозволяє проводити класифікацію у реальному часі.</text:span></text:p>
      <text:p text:style-name="P4">У висновках<text:span text:style-name="T5"> </text:span><text:span text:style-name="T5">проаналізовано отримані результати роботи.</text:span></text:p>
      <text:p text:style-name="P4">У додатках<text:span text:style-name="T4"> наведено блок-схеми однопоточного алгоритму тренування класифікатора, розподіленого алгоритму тренування класифікатора, однопоточного алгоритму виявлення графічних образів на зображеннях, паралельного алгоритму виявлення графічних образів на зображеннях. Також наведено UML-діаграми модуля тренування класифікатора та модуля виявлення графічних образів на зображеннях.</text:span></text:p>
      <text:p text:style-name="P4"><text:soft-page-break/><text:span text:style-name="T4">Р</text:span><text:span text:style-name="T4">обота виконана на 93 аркушах, містить 6 додатків та посилання на список використаних літературних джерел з 40 найменувань.</text:span></text:p>
      <text:p text:style-name="Standard"><text:span text:style-name="T2">Ключові слова:</text:span><text:span text:style-name="T3"> метод пришвидшення, розпізнавання графічних образів, багатопроцесорні архітектури.</text:span></text:p>
      <text:h text:style-name="P12" text:outline-level="1"><text:span text:style-name="T1">РЕФЕРАТ</text:span></text:h>
      <text:p text:style-name="Standard"><text:span text:style-name="T2">Актуальность темы.</text:span><text:span text:style-name="T3"> В текущем столетии отрасль компьютерного видения стала важной частью информационных технологий. </text:span><text:bookmark text:name="result_box"/><text:span text:style-name="T3">Это обусловлено тем, что компьютерное видение, и распознавания графических образов в частности, имеет много применений в различных отраслях, а именно: в медицине (выявление опухолей, атеросклероза и других изменений в человеческом организме), военной промышленности (обнаружения вражеских боевых единиц, управление ракетами и т.п.), при разработке автономных транспортных средств, систем автоматического доступа, видеонаблюдения и т.д. </text:span><text:bookmark text:name="result_box1"/><text:span text:style-name="T3">В большинстве случаев задача выявления графических образов сводится к задаче построения классификатора, который эффективно разделяет классы искомых и всех других объектов. Методы распознавания графических образов являются очень вычислительно затратными как на этапе построения классификатора (время построения классификатора может достигать нескольких дней или даже недель в зависимости от размера тренировочного набора данных), так и на этапе классификации (как следствие, трудно проводить классификацию в реальном времени). Поэтому разработка методов ускорения существующих методов распознавания графических образов является актуальным как с научной, так и с практической точки зрения.</text:span></text:p>
      <text:p text:style-name="P7"><text:bookmark text:name="result_box2"/><text:span text:style-name="T2">Объектом исследования</text:span><text:span text:style-name="T3"> является процесс распараллеливания обработки изображений с целью выявления на них графических образов.</text:span></text:p>
      <text:p text:style-name="P7"><text:span text:style-name="T2">Предметом исследования</text:span><text:span text:style-name="T3"> являются методы выявления графических образов на изображениях на основе использования многопроцессорных архитектур.</text:span></text:p>
      <text:p text:style-name="P7"><text:span text:style-name="T2">Цель работы:</text:span><text:span text:style-name="T3"> ускорение процесса обработки изображений методами выявления графических образов за счет их адаптации под многопроцессорные архитектуры.</text:span></text:p>
      <text:p text:style-name="P7"><text:span text:style-name="T2">Методы исследования.</text:span><text:span text:style-name="T3"> В работе используются методы системного анализа, методы распараллеливания, методы организации вычислений в </text:span><text:soft-page-break/><text:span text:style-name="T3">многопроцессорных и распределенных системах и методы оптимизации.</text:span></text:p>
      <text:p text:style-name="P7"><text:bookmark text:name="result_box3"/><text:span text:style-name="T2">Научная новизна</text:span><text:span text:style-name="T3"> работы заключается в следующем:</text:span></text:p>
      <text:list xml:id="list977180912" text:style-name="L2">
        <text:list-item>
          <text:p text:style-name="P8"><text:bookmark text:name="result_box5"/><text:span text:style-name="T10">Разработан метод ускорения процесса построения классификатора, основанный на использовании распределенной системы процессоров для проведения вычислений. Теоретически и на практике доказано, что разработанный метод позволяет достичь почти линейного ускорения в зависимости от количества процессоров распределенной системы.</text:span></text:p>
        </text:list-item>
        <text:list-item>
          <text:p text:style-name="P8"><text:bookmark text:name="result_box6"/><text:span text:style-name="T10">Разработан метод ускорения выявления графических образов, основанный на использовании графических процессоров для проведения вычислений. Разработанный метод позволяет значительно снизить время классификации объектов и делает возможным проведение классификации в реальном времени.</text:span></text:p>
        </text:list-item>
      </text:list>
      <text:p text:style-name="Standard"><text:span text:style-name="T9">Практическая ценность</text:span> полученных в работе результатов заключается в том, что предложенные методы позволяют значительно снизить время выполнения процессов классификации и тренировки классификатора за счет использования многопроцессорных параллельных архитектур. Разработанный метод тренировки классификатора позволяет быстро обновлять структуру классификатора при изменении набора данных, а метод обнаружения графических образов дает возможность проводить классификацию в реальном времени.</text:p>
      <text:p text:style-name="Standard"><text:bookmark text:name="result_box11"/><text:span text:style-name="T9">Апробация работы.</text:span> Основные положения и результаты работы были представлены и обсуждались на Четвертой Международной научно-практической конференции «Методы и средства кодирования, защиты и уплотнения информации», г. Винница, которая состоялась в апреле 2013, на научной конференции магистрантов и аспирантов "Прикладная математика и компьютинг” ПМК-2013 и ПМК-2015.</text:p>
      <text:p text:style-name="Standard"><text:span text:style-name="T9">Структура и объем работы.</text:span> Магистерская диссертация состоит из четырех глав, заключения и приложений.</text:p>
      <text:p text:style-name="Standard"><text:span text:style-name="T11">Во введении</text:span> приведены общие сведения об области компьютерного <text:soft-page-break/>видения и распознавания графических образов, перечислены особенности, которые присущи большинству методов распознавания графических образов, сформулированы цель научного исследования и показана актуальность данного направления.</text:p>
      <text:p text:style-name="Standard"><text:span text:style-name="T12">В первом разделе</text:span> проведен обзор средств для ведения параллельных вычислений и методов распознавания графических образов, приведены преимущества и недостатки каждого из них. В качестве заключения были избраны те средства и методы, которые отвечают предъявляемым требованиям к данной работе.</text:p>
      <text:p text:style-name="Standard"><text:span text:style-name="T11">Во второй главе</text:span> проведена адаптация методов Виолы-Джонса и MB-LBP под многопроцессорные параллельные архитектуры. В результате, были разработаны методы ускорения процесса тренировки классификатора и процесса выявления графических образов на изображениях. Также приводится теоретическая оценка показателей ускорения работы исходных методов.</text:p>
      <text:p text:style-name="Standard"><text:span text:style-name="T11">В третьем разделе</text:span> приводится описание программной реализации разработанных методов ускорения процесса тренировки классификатора и выявления графических образов на изображениях. В формате псевдокода и блок-схем описаны алгоритмы тренировки классификатора и классификации входных данных.</text:p>
      <text:p text:style-name="Standard"><text:span text:style-name="T11">Четвертый раздел</text:span> посвящен экспериментальному исследованию разработанных методов. На практике показано, что разработанные методы позволяют достичь почти четырехкратного ускорения процесса тренировки классификатора при использовании системы с четырьмя процессорами, и восьмикратного ускорения при использовании графических процессоров для проведения вычислений. Также разработан метод обнаружения графических образов на изображениях значительно уменьшает время классификации и позволяет проводить классификацию в реальном времени.</text:p>
      <text:p text:style-name="Standard"><text:span text:style-name="T11">В выводах</text:span> проанализированы полученные результаты работы.</text:p>
      <text:p text:style-name="Standard"><text:soft-page-break/><text:span text:style-name="T11">В приложениях</text:span> приведены блок-схемы однопоточного алгоритма тренировки классификатора, распределенного алгоритма тренировки классификатора, однопоточного алгоритма обнаружения графических образов на изображениях, параллельного алгоритма обнаружения графических образов на изображениях. Также приведены UML-диаграммы модуля тренировки классификатора и модуля обнаружения графических образов на изображениях.</text:p>
      <text:p text:style-name="Standard">Работа выполнена на 93 листах, содержит 6 приложений и ссылки на список использованных литературных источников из 40 наименований.</text:p>
      <text:p text:style-name="Standard"><text:span text:style-name="T9">Ключевые слова:</text:span> метод ускорения, распознавания графических образов, многопроцессорные архитектуры.</text:p>
      <text:h text:style-name="P10" text:outline-level="1">ABSTRACT</text:h>
      <text:p text:style-name="Standard"><text:bookmark text:name="result_box13"/><text:span text:style-name="T9">Background.</text:span> In current century, the field of computer vision became an important part of information technologies. This happened because computer vision and in particular detection of graphical objects, has many applications in various fields, namely in medicine (detection of tumors, atherosclerosis and other changes in the human body), military industry (detection of enemy combat units, missiles <text:span text:style-name="T6">management</text:span>, etc.), the development of autonomous vehicles, automatic access systems, video surveillance, etc. In most cases, the problem of graphical objects detection is reduced to the problem of building a classifier, which effectively separates the classes of desired objects and all other objects. Methods of graphical objects detection are very computationally expensive both at the stage of constructing the classifier (classifier construction time can be up to several days or even weeks, depending on the size of the training data set), and at the stage classification (as a result, it is difficult to perform real-time classification) . Therefore, development of methods for speeding up the existing methods of graphical objects detection is important from both a scientific and a practical point of view.</text:p>
      <text:p text:style-name="Standard"><text:bookmark text:name="result_box14"/><text:span text:style-name="T9">The object of research</text:span> is the process parallelization imaging to detect them graphic images.</text:p>
      <text:p text:style-name="Standard">The study examined detection methods are graphic images in the images through the use of multiprocessor architectures.</text:p>
      <text:p text:style-name="Standard"><text:span text:style-name="T9">Objective of research</text:span> is to speed up the process of image processing methods detect graphic images in the images due to their adaptation to multiprocessor architecture.</text:p>
      <text:p text:style-name="Standard"><text:span text:style-name="T9">Methods.</text:span> The work uses methods of systems analysis, parallelization techniques, methods of computing in multiprocessor and distributed systems and optimization techniques.</text:p>
      <text:p text:style-name="Standard"><text:bookmark text:name="result_box15"/>The scientific novelty of the work is the following:</text:p>
      <text:list xml:id="list1523120405" text:style-name="L3">
        <text:list-item>
          <text:p text:style-name="P9">A method for speeding up the process of building a classifier based on the use of distributed system processors for computation. In theory and in <text:soft-page-break/>practice proved that the method achieves nearly linear speed up depending on the number of processors distributed system.</text:p>
        </text:list-item>
        <text:list-item>
          <text:p text:style-name="P9">The method of detecting acceleration graphic images, based on the use of GPUs for computing. The method can significantly reduce the classification of objects and allow classifying in real time.</text:p>
        </text:list-item>
      </text:list>
      <text:p text:style-name="Standard">The practical value obtained in the results is that the proposed method can significantly reduce the performance of classification processes and training the classifier by using parallel multiprocessor architectures. The method of training the classifier provides the ability to quickly update the classifier structure by changing the data set, and graphic images detection method allows to carry out a classification in real time.</text:p>
      <text:p text:style-name="Standard">Testing of work. Substantive provisions and results were presented and discussed at the Fourth International Scientific Conference "Methods and tools for coding, protection and consolidation of information", m. Vinnytsya, held in April 2013, at a scientific conference undergraduates and graduate students "Applied mathematics and computer ' yutynh "MVP-2013 and MVP-2015.</text:p>
      <text:p text:style-name="Standard">The structure and scope of work. Master's thesis consists of four chapters, conclusions and applications.</text:p>
      <text:p text:style-name="Standard">The introduction provides general information about the area of ​​computer vision and recognition of graphic images, lists the features that are inherent in most graphic images recognition methods, formulated the goal of scientific research and show the relevance of this area.</text:p>
      <text:p text:style-name="Standard">In the first chapter a review of the means to do parallel computing methods and recognition of graphic images, are the advantages and disadvantages of each. As a conclusion was elected the means and methods that best fit the requirements for the job.</text:p>
      <text:p text:style-name="Standard">In the second chapter held adapting methods Viola-Jones and MB-LBP in parallel multiprocessor architecture. As a result, it developed methods speed up the process of training the classifier and the process of identifying graphic images in the images. Also driven by theoretical evaluation of acceleration of <text:soft-page-break/>output methods.</text:p>
      <text:p text:style-name="Standard">The third section is given a description of program implementation developed methods speed up the process of training the classifier and identifying graphic images in the images. PostScript pseudocode and flowcharts described training the classifier algorithms and classification of input data.</text:p>
      <text:p text:style-name="Standard">The fourth section is devoted to experimental research developed methods. In practice it is shown that the methods to achieve nearly four times the acceleration of the process of training the classifier using systems with four processors and eight-acceleration using GPUs for computing. Also the method of detection in images graphic images considerably reduces the classification and allows for classification in real time.</text:p>
      <text:p text:style-name="Standard">The conclusions of the results of analyzes.</text:p>
      <text:p text:style-name="Standard">The annex provides a flowchart single threaded algorithm training the classifier, classifier training algorithm for distributed, single-threaded algorithm identifying graphic images of images, parallel algorithm for identifying graphic images in the images. There are UML-diagram of the classifier training module and the module identification of graphic images in the images.</text:p>
      <text:p text:style-name="Standard">Work carried out on 93 pages, contains 6 applications and links to a list of used literature 40 items.</text:p>
      <text:p text:style-name="Standard">Keywords: method of acceleration, recognition of graphic images, multiprocessor architectu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1" svg:font-family="'Courier New'" style:font-family-generic="moder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WenQuanYi Zen Hei Sharp" svg:font-family="'WenQuanYi Zen Hei Sharp'"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1" style:font-size-asian="14pt" style:font-weight-asian="bold" style:font-name-complex="DejaVu Sans1" style:font-size-complex="14pt" style:font-weight-complex="bold"/>
    </style:style>
    <style:style style:name="Footer" style:family="paragraph" style:parent-style-name="Standard" style:class="extra" style:master-page-name="">
      <style:paragraph-properties fo:margin-top="0.25cm" fo:margin-bottom="0cm"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100%" fo:margin-left="0cm" fo:margin-right="0cm" fo:margin-top="0cm" fo:margin-bottom="0cm"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106cm" fo:margin-bottom="0.106cm"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 style:font-size-asian="10pt" style:font-name-complex="Liberation Mono" style:font-size-complex="10pt"/>
    </style:style>
    <style:style style:name="WW-Heading1" style:family="paragraph" style:parent-style-name="Standard">
      <style:paragraph-properties fo:margin-top="0.42cm" fo:margin-bottom="0.21cm"/>
    </style:style>
    <style:style style:name="Normal" style:family="paragraph">
      <style:paragraph-properties fo:margin="100%" fo:margin-left="0cm" fo:margin-right="0cm" fo:margin-top="0cm" fo:margin-bottom="0cm" fo:line-height="150%" fo:text-align="start" style:justify-single-word="false" fo:text-indent="2.207cm" style:auto-text-indent="false" style:text-autospace="none"/>
      <style:text-properties style:use-window-font-color="true" style:font-name="WenQuanYi Zen Hei Sharp" fo:font-size="14pt" style:letter-kerning="true" style:font-name-asian="WenQuanYi Zen Hei Sharp" style:font-size-asian="14pt" style:font-name-complex="WenQuanYi Zen Hei Sharp" style:font-size-complex="14pt"/>
    </style:style>
    <style:style style:name="WW8Num28z2" style:family="paragraph">
      <style:paragraph-properties style:text-autospace="none"/>
      <style:text-properties style:font-name="Wingdings" style:font-name-asian="Wingdings" style:font-name-complex="Wingdings"/>
    </style:style>
    <style:style style:name="WW8Num28z1" style:family="paragraph">
      <style:paragraph-properties style:text-autospace="none"/>
      <style:text-properties style:font-name="Courier New" style:font-name-asian="Courier New" style:font-name-complex="Courier New"/>
    </style:style>
    <style:style style:name="WW8Num28z0" style:family="paragraph">
      <style:paragraph-properties style:text-autospace="none"/>
      <style:text-properties style:font-name="Symbol" style:font-name-asian="Symbol" style:font-name-complex="Symbol"/>
    </style:style>
    <style:style style:name="Emphasis" style:family="paragraph">
      <style:paragraph-properties style:text-autospace="none"/>
      <style:text-properties fo:font-style="italic" style:font-style-asian="italic" style:font-style-complex="italic"/>
    </style:style>
    <style:style style:name="Index_20_Link" style:display-name="Index Link" style:family="paragraph">
      <style:paragraph-properties style:text-autospace="none"/>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Bullets" style:family="paragraph">
      <style:paragraph-properties style:text-autospace="none"/>
      <style:text-properties style:font-name="OpenSymbol" fo:font-size="14pt" style:font-name-asian="OpenSymbol" style:font-size-asian="14pt" style:font-name-complex="OpenSymbol" style:font-size-complex="14pt"/>
    </style:style>
    <style:style style:name="Numbering_20_Symbols" style:display-name="Numbering Symbols" style:family="paragraph">
      <style:paragraph-properties style:text-autospace="none"/>
      <style:text-properties fo:font-size="14pt" style:font-size-asian="14pt" style:font-size-complex="14pt"/>
    </style:style>
    <style:style style:name="_3f__3f__3f__3f__3f__3f__3f__3f__20__3f__3f__3f__3f__3f__20__3f__20__3f__3f__3f__3f__3f__3f__3f__3f__20_2" style:display-name="???????? ????? ? ???????? 2" style:family="paragraph">
      <style:paragraph-properties fo:margin="100%" fo:margin-left="0cm" fo:margin-right="0cm" fo:margin-top="0.187cm" fo:margin-bottom="0.187cm" fo:line-height="150%" fo:text-align="start" style:justify-single-word="false" fo:text-indent="1.677cm" style:auto-text-indent="false" style:text-autospace="none"/>
      <style:text-properties style:font-name="Times New Roman4" fo:font-size="14pt" style:font-name-asian="Times New Roman4" style:font-size-asian="14pt" style:font-name-complex="Times New Roman4" style:font-size-complex="14pt"/>
    </style:style>
    <style:style style:name="_3f__3f__3f__3f__3f__3f__3f__20__28__3f__3f__3f__29_" style:display-name="??????? (???)" style:family="paragraph">
      <style:paragraph-properties fo:margin="100%" fo:margin-left="0cm" fo:margin-right="0cm" fo:margin-top="0.871cm" fo:margin-bottom="0.871cm" fo:line-height="150%" fo:text-align="start" style:justify-single-word="false" fo:text-indent="2.207cm" style:auto-text-indent="false" style:text-autospace="none"/>
      <style:text-properties style:font-name="Times New Roman4" fo:font-size="14pt" style:font-name-asian="Times New Roman4" style:font-size-asian="14pt" style:font-name-complex="Times New Roman4" style:font-size-complex="14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1" fo:font-size="14pt" style:font-name-asian="OpenSymbol1" style:font-size-asian="12.25pt" style:font-name-complex="OpenSymbol1"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fo:font-family="StarSymbol" style:font-charset="x-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6-09T02:33:18</dc:date>
    <meta:editing-duration>P11DT5H36M25S</meta:editing-duration>
    <meta:editing-cycles>210</meta:editing-cycles>
    <meta:generator>LibreOffice/3.5$Linux_X86_64 LibreOffice_project/350m1$Build-2</meta:generator>
    <dc:creator>olehp </dc:creator>
    <meta:document-statistic meta:table-count="0" meta:image-count="0" meta:object-count="0" meta:page-count="11" meta:paragraph-count="64" meta:word-count="2131" meta:character-count="15238" meta:non-whitespace-character-count="14810"/>
  </office:meta>
</office:document-meta>
</file>